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 Condensed1" svg:font-family="'DejaVu Sans Condensed'"/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0.5pt" style:font-size-asian="10.5pt" style:font-size-complex="10.5pt"/>
    </style:style>
    <style:style style:name="P4" style:family="paragraph" style:parent-style-name="Standard" style:list-style-name="L1">
      <style:text-properties style:font-name="arial" fo:font-size="10.5pt" style:font-size-asian="10.5pt" style:font-size-complex="10.5pt"/>
    </style:style>
    <style:style style:name="P5" style:family="paragraph" style:parent-style-name="Standard" style:list-style-name="L2">
      <style:text-properties style:font-name="arial" fo:font-size="10.5pt" style:font-size-asian="10.5pt" style:font-size-complex="10.5pt"/>
    </style:style>
    <style:style style:name="P6" style:family="paragraph" style:parent-style-name="Standard" style:list-style-name="L3">
      <style:text-properties style:font-name="arial" fo:font-size="10.5pt" style:font-size-asian="10.5pt" style:font-size-complex="10.5pt"/>
    </style:style>
    <style:style style:name="P7" style:family="paragraph" style:parent-style-name="Standard" style:list-style-name="L4">
      <style:text-properties style:font-name="arial" fo:font-size="10.5pt" style:font-size-asian="10.5pt" style:font-size-complex="10.5pt"/>
    </style:style>
    <style:style style:name="P8" style:family="paragraph" style:parent-style-name="Standard" style:list-style-name="L5">
      <style:text-properties style:font-name="arial" fo:font-size="10.5pt" style:font-size-asian="10.5pt" style:font-size-complex="10.5pt"/>
    </style:style>
    <style:style style:name="P9" style:family="paragraph" style:parent-style-name="Standard" style:list-style-name="L6">
      <style:text-properties style:font-name="arial" fo:font-size="10.5pt" style:font-size-asian="10.5pt" style:font-size-complex="10.5pt"/>
    </style:style>
    <style:style style:name="P10" style:family="paragraph" style:parent-style-name="Standard" style:list-style-name="L7">
      <style:text-properties style:font-name="arial" fo:font-size="10.5pt" style:font-size-asian="10.5pt" style:font-size-complex="10.5pt"/>
    </style:style>
    <style:style style:name="P11" style:family="paragraph" style:parent-style-name="Standard" style:list-style-name="L8">
      <style:text-properties style:font-name="arial" fo:font-size="10.5pt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dotted" style:text-underline-width="bold" style:text-underline-color="font-color" fo:font-weight="normal" style:font-size-asian="10.5pt" style:font-weight-asian="normal" style:font-weight-complex="normal"/>
    </style:style>
    <style:style style:name="T4" style:family="text">
      <style:text-properties style:text-underline-style="dotted" style:text-underline-width="bold" style:text-underline-color="font-color" fo:font-weight="normal" style:font-weight-asian="normal" style:font-weight-complex="normal"/>
    </style:style>
    <style:style style:name="T5" style:family="text">
      <style:text-properties style:text-underline-style="dotted" style:text-underline-width="bold" style:text-underline-color="font-color" fo:font-weight="bold" style:font-size-asian="10.5pt" style:font-weight-asian="bold" style:font-weight-complex="bold"/>
    </style:style>
    <style:style style:name="T6" style:family="text">
      <style:text-properties style:text-underline-style="dotted" style:text-underline-width="bold" style:text-underline-color="font-color" fo:font-weight="bold" style:font-weight-asian="bold" style:font-weight-complex="bold"/>
    </style:style>
    <style:style style:name="T7" style:family="text">
      <style:text-properties style:text-underline-style="none" fo:font-weight="normal" style:font-size-asian="10.5pt" style:font-weight-asian="normal" style:font-weight-complex="normal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bold" style:font-size-asian="10.5pt" style:font-weight-asian="bold" style:font-weight-complex="bold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fo:font-size="10.5pt" style:text-underline-style="dotted" style:text-underline-width="bold" style:text-underline-color="font-color" fo:font-weight="normal" style:font-size-asian="10.5pt" style:font-weight-asian="normal" style:font-size-complex="10.5pt" style:font-weight-complex="normal"/>
    </style:style>
    <style:style style:name="T12" style:family="text">
      <style:text-properties fo:font-size="10.5pt" fo:font-weight="normal" style:font-size-asian="10.5pt" style:font-weight-asian="normal" style:font-size-complex="10.5pt"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GENCIA DE VIAJES: Tablas relacionales</text:p>
      <text:p text:style-name="P1"/>
      <text:p text:style-name="P3">RESERVAS(<text:span text:style-name="T1">Cod_reserva#</text:span><text:span text:style-name="T2">, Fecha_entrada, Num_noches, </text:span><text:span text:style-name="T4">num_habitacion</text:span><text:span text:style-name="T2">)</text:span></text:p>
      <text:list xml:id="list480032699" text:style-name="L1">
        <text:list-item>
          <text:list>
            <text:list-item>
              <text:p text:style-name="P4"><text:span text:style-name="T2">Cod_reserva: entero (8 bits) UNIQUE NOT NULL</text:span></text:p>
            </text:list-item>
            <text:list-item>
              <text:p text:style-name="P4"><text:span text:style-name="T2">Fecha_entrada: fecha NOT NULL</text:span></text:p>
            </text:list-item>
            <text:list-item>
              <text:p text:style-name="P4"><text:span text:style-name="T2">Num_noches: entero (16 bits) NOT NULL</text:span></text:p>
            </text:list-item>
            <text:list-item>
              <text:p text:style-name="P4"><text:span text:style-name="T2">num_habitacion: entero (8 bits) </text:span></text:p>
              <text:p text:style-name="P4"><text:span text:style-name="T2"/></text:p>
            </text:list-item>
          </text:list>
        </text:list-item>
      </text:list>
      <text:p text:style-name="P3"><text:span text:style-name="T2">HABITACIONES(</text:span><text:span text:style-name="T1">num_habitacion#</text:span><text:span text:style-name="T2">, Num_camas, Precio, Observaciones, Habitacion_ocupada, </text:span><text:span text:style-name="T4">cod_hotel</text:span><text:span text:style-name="T2">)</text:span></text:p>
      <text:list xml:id="list585913319" text:style-name="L2">
        <text:list-item>
          <text:p text:style-name="P5"><text:span text:style-name="T2">num_habitacion: entero (16 bits) UNIQUE NOT NULL</text:span></text:p>
        </text:list-item>
        <text:list-item>
          <text:p text:style-name="P5"><text:span text:style-name="T2">Num_camas: entero (8 bits) NOT NULL</text:span></text:p>
        </text:list-item>
        <text:list-item>
          <text:p text:style-name="P5"><text:span text:style-name="T2">Precio: real NOT NULL</text:span></text:p>
        </text:list-item>
        <text:list-item>
          <text:p text:style-name="P5"><text:span text:style-name="T2">Observaciones: cadena(200)</text:span></text:p>
        </text:list-item>
        <text:list-item>
          <text:p text:style-name="P5"><text:span text:style-name="T2">Habitacion_ocupada: lógico NOT NULL</text:span></text:p>
          <text:p text:style-name="P5"><text:span text:style-name="T2"/></text:p>
        </text:list-item>
      </text:list>
      <text:p text:style-name="P3"><text:span text:style-name="T2">ALOJAMIENTOS(</text:span><text:span text:style-name="T1">cod_hotel#</text:span><text:span text:style-name="T2">, Nombre_hotel, Num_estrellas, Direccion_hotel, Telefono_hotel)</text:span></text:p>
      <text:list xml:id="list1380671355" text:style-name="L3">
        <text:list-item>
          <text:list>
            <text:list-item>
              <text:p text:style-name="P6"><text:span text:style-name="T2">cod_hotel: entero (16 bits) UNIQUE NOT NULL</text:span></text:p>
            </text:list-item>
            <text:list-item>
              <text:p text:style-name="P6"><text:span text:style-name="T2">Nombre_hotel: cadena(100) NOT NULL</text:span></text:p>
            </text:list-item>
            <text:list-item>
              <text:p text:style-name="P6"><text:span text:style-name="T2">Num_estrellas: entero (8 bits) </text:span></text:p>
            </text:list-item>
            <text:list-item>
              <text:p text:style-name="P6"><text:span text:style-name="T2">Direccion_hotel: cadena(200)</text:span></text:p>
            </text:list-item>
            <text:list-item>
              <text:p text:style-name="P6"><text:span text:style-name="T2">Telefono_hotel: cadena(30)</text:span></text:p>
              <text:p text:style-name="P6"><text:span text:style-name="T2"/></text:p>
            </text:list-item>
          </text:list>
        </text:list-item>
      </text:list>
      <text:p text:style-name="P3"><text:span text:style-name="T2">FACTURAS(</text:span><text:span text:style-name="T1">num_factura#</text:span><text:span text:style-name="T2">, Fecha_factura, importe, Datos_cliente, </text:span><text:span text:style-name="T4">cod_hotel</text:span><text:span text:style-name="T8">)</text:span></text:p>
      <text:list xml:id="list1383793672" text:style-name="L4">
        <text:list-item>
          <text:list>
            <text:list-item>
              <text:p text:style-name="P7"><text:span text:style-name="T8">num_factura: entero(16 bits) UNIQUE NOT NULL</text:span></text:p>
            </text:list-item>
            <text:list-item>
              <text:p text:style-name="P7"><text:span text:style-name="T8">Fecha_factura: fecha NOT NULL</text:span></text:p>
            </text:list-item>
            <text:list-item>
              <text:p text:style-name="P7"><text:span text:style-name="T8">importe: real NOT NULL</text:span></text:p>
            </text:list-item>
            <text:list-item>
              <text:p text:style-name="P7"><text:span text:style-name="T8">Datos_cliente: cadena(200) NOT NULL</text:span></text:p>
            </text:list-item>
            <text:list-item>
              <text:p text:style-name="P7"><text:span text:style-name="T8">cod_hotel: entero(16 bits) NOT NULL</text:span></text:p>
              <text:p text:style-name="P7"><text:span text:style-name="T8"/></text:p>
            </text:list-item>
          </text:list>
        </text:list-item>
      </text:list>
      <text:p text:style-name="P3"><text:span text:style-name="T8">CONSTAN_DE(</text:span><text:span text:style-name="T6">num_factura#</text:span><text:span text:style-name="T8">, </text:span><text:span text:style-name="T6">cod_compania#</text:span><text:span text:style-name="T8">)</text:span></text:p>
      <text:list xml:id="list344670294" text:style-name="L5">
        <text:list-item>
          <text:list>
            <text:list-item>
              <text:p text:style-name="P8"><text:span text:style-name="T8">num_factura: entero (16 bits) NOT NULL</text:span></text:p>
            </text:list-item>
            <text:list-item>
              <text:p text:style-name="P8"><text:span text:style-name="T8">cod_compania: entero (16 bits) NOT NULL</text:span></text:p>
              <text:p text:style-name="P8"><text:span text:style-name="T8"/></text:p>
            </text:list-item>
          </text:list>
        </text:list-item>
      </text:list>
      <text:p text:style-name="P3"><text:span text:style-name="T8">COMPANIAS_AEREAS(</text:span><text:span text:style-name="T10">cod_compania#</text:span><text:span text:style-name="T8">, Nombre_compania, Telefono_compania)</text:span></text:p>
      <text:list xml:id="list747873298" text:style-name="L6">
        <text:list-item>
          <text:list>
            <text:list-item>
              <text:p text:style-name="P9"><text:span text:style-name="T8">cod_compania: entero (16 bits) UNIQUE NOT NULL</text:span></text:p>
            </text:list-item>
            <text:list-item>
              <text:p text:style-name="P9"><text:span text:style-name="T8">Nombre_compania: cadena(100) NOT NULL</text:span></text:p>
            </text:list-item>
            <text:list-item>
              <text:p text:style-name="P9"><text:span text:style-name="T8">Telefono_compania: cadena(30)</text:span></text:p>
              <text:p text:style-name="P9"><text:span text:style-name="T8"/></text:p>
            </text:list-item>
          </text:list>
        </text:list-item>
      </text:list>
      <text:p text:style-name="P3"><text:span text:style-name="T8">VUELOS(</text:span><text:span text:style-name="T10">cod_vuelo#</text:span><text:span text:style-name="T8">, Origen_vuelo, Destino_vuelo, Fecha_vuelo, Hora_vuelo, </text:span><text:span text:style-name="T4">cod_compania</text:span><text:span text:style-name="T8">)</text:span></text:p>
      <text:list xml:id="list1486152002" text:style-name="L7">
        <text:list-item>
          <text:list>
            <text:list-item>
              <text:p text:style-name="P10"><text:span text:style-name="T8">cod_vuelo: entero (32 bits) UNIQUE NOT NULL</text:span></text:p>
            </text:list-item>
            <text:list-item>
              <text:p text:style-name="P10"><text:span text:style-name="T8">Origen_vuelo: cadena(100) NOT NULL</text:span></text:p>
            </text:list-item>
            <text:list-item>
              <text:p text:style-name="P10"><text:span text:style-name="T8">Destino_vuelo: cadena(100) NOT NULL</text:span></text:p>
            </text:list-item>
            <text:list-item>
              <text:p text:style-name="P10"><text:span text:style-name="T8">Fecha_vuelo: fecha NOT NULL</text:span></text:p>
            </text:list-item>
            <text:list-item>
              <text:p text:style-name="P10"><text:span text:style-name="T8">Hora_vuelo: hora NOT NULL</text:span></text:p>
            </text:list-item>
            <text:list-item>
              <text:p text:style-name="P10"><text:span text:style-name="T8">cod_compania: entero (16 bits) NOT NULL</text:span></text:p>
              <text:p text:style-name="P10"><text:span text:style-name="T8"/></text:p>
            </text:list-item>
          </text:list>
        </text:list-item>
      </text:list>
      <text:p text:style-name="P3"><text:span text:style-name="T8">PLAZAS_VUELOS(</text:span><text:span text:style-name="T10">cod_plaza#</text:span><text:span text:style-name="T8">, Num_asiento, Categoria_plaza, Precio_plaza, Plaza_ocupada, </text:span><text:span text:style-name="T4">cod_vuelo</text:span><text:span text:style-name="T8">)</text:span></text:p>
      <text:list xml:id="list891856952" text:style-name="L8">
        <text:list-item>
          <text:list>
            <text:list-item>
              <text:p text:style-name="P11"><text:span text:style-name="T8">cod_plaza: entero (32 bits) UNIQUE NOT NULL</text:span></text:p>
            </text:list-item>
            <text:list-item>
              <text:p text:style-name="P11"><text:span text:style-name="T8">Num_asiento: entero (16 bits) NOT NULL</text:span></text:p>
            </text:list-item>
            <text:list-item>
              <text:p text:style-name="P11"><text:span text:style-name="T8">Categoria_plaza: carácter</text:span></text:p>
            </text:list-item>
            <text:list-item>
              <text:p text:style-name="P11"><text:span text:style-name="T8">Precio_plaza: real NOT NULL</text:span></text:p>
            </text:list-item>
            <text:list-item>
              <text:p text:style-name="P11"><text:span text:style-name="T8">Plaza_ocupada: lógico NOT NULL</text:span></text:p>
            </text:list-item>
            <text:list-item>
              <text:p text:style-name="P11"><text:span text:style-name="T8">cod_vuelo: entero(32 bits) NOT NULL</text:span></text:p>
            </text:list-item>
          </text:list>
        </text:list-item>
      </text:list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 Condensed1" svg:font-family="'DejaVu Sans Condensed'"/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 Condensed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8T13:26:41</meta:creation-date>
    <dc:date>2011-10-18T14:20:54</dc:date>
    <meta:editing-duration>PT8M1S</meta:editing-duration>
    <meta:editing-cycles>2</meta:editing-cycles>
    <meta:generator>LibreOffice/3.3$Unix LibreOffice_project/330m19$Build-8</meta:generator>
    <meta:document-statistic meta:table-count="0" meta:image-count="0" meta:object-count="0" meta:page-count="1" meta:paragraph-count="45" meta:word-count="246" meta:character-count="1902"/>
  </office:meta>
</office:document-meta>
</file>